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13A8EF34CE60720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72cm, 4.232cm, 15.061cm, 3.95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61cm" svg:height="21.199cm" svg:x="0.991cm" svg:y="2.292cm">
          <draw:image xlink:href="Pictures/10000000000005E8000007E0A13A8EF34CE6072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0:19.104872387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